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F000002120FFE65B4.png" manifest:media-type="image/png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3.17cm"/>
    </style:style>
    <style:style style:name="pr4" style:family="presentation" style:parent-style-name="AbstractGreen-outline1">
      <style:graphic-properties fo:min-height="11.929cm"/>
    </style:style>
    <style:style style:name="pr5" style:family="presentation" style:parent-style-name="AbstractGreen-outline1" style:list-style-name="L3">
      <style:graphic-properties fo:min-height="11.929cm"/>
    </style:style>
    <style:style style:name="pr6" style:family="presentation" style:parent-style-name="AbstractGreen-title">
      <style:graphic-properties fo:min-height="3.467cm"/>
    </style:style>
    <style:style style:name="pr7" style:family="presentation" style:parent-style-name="AbstractGreen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fo:font-size="26pt" style:font-size-asian="26pt" style:font-size-complex="26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3.531cm" svg:x="1.4cm" svg:y="0.768cm" presentation:class="title">
          <draw:text-box>
            <text:p>A Purely Functional Subjective Logic Combinator Library</text:p>
          </draw:text-box>
        </draw:frame>
        <draw:frame presentation:style-name="pr2" draw:layer="layout" svg:width="25.2cm" svg:height="12.179cm" svg:x="1.4cm" svg:y="5.066cm" presentation:class="subtitle">
          <draw:text-box>
            <text:p>Bryan St. Amour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hesis Committee 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r. Robert Kent – Adviser</text:p>
              </text:list-item>
              <text:list-item>
                <text:p>Dr. Richard Frost – Internal Reader</text:p>
              </text:list-item>
              <text:list-item>
                <text:p>Dr. Rick Caron – External Reade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Presentation Outlin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s/>Motivation</text:p>
              </text:list-item>
              <text:list-item>
                <text:p><text:s/>Types of Reasoning</text:p>
              </text:list-item>
              <text:list-item>
                <text:p><text:s/>Subjective Logic</text:p>
              </text:list-item>
              <text:list-item>
                <text:p><text:s/>Research Objectives</text:p>
              </text:list-item>
              <text:list-item>
                <text:p><text:s/>Thesis Hypothesis</text:p>
              </text:list-item>
              <text:list-item>
                <text:p><text:s/>Current Progress</text:p>
              </text:list-item>
              <text:list-item>
                <text:p><text:s/>Conclusion</text:p>
              </text:list-item>
              <text:list-item>
                <text:p><text:s/>Referenc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ypes of Reaso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ductive Reasoning:</text:p>
                <text:list>
                  <text:list-item>
                    <text:p><text:span text:style-name="T1">Top-down – </text:span><text:span text:style-name="T2">General statements reduce to certain conclusions.</text:span></text:p>
                  </text:list-item>
                </text:list>
              </text:list-item>
              <text:list-item>
                <text:p><text:span text:style-name="T2">Inductive Reasoning:</text:span></text:p>
                <text:list>
                  <text:list-item>
                    <text:p><text:span text:style-name="T1">Bottom-up – </text:span><text:span text:style-name="T2">Finding evidence for the truth of the conclusion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Deductive Reasonin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“All grad students are overworked”</text:p>
              </text:list-item>
              <text:list-item>
                <text:p>“Bryan is a grad student”</text:p>
              </text:list-item>
              <text:list-item>
                <text:p>Therefore, “Bryan is overworked”</text:p>
              </text:list-item>
              <text:list-item>
                <text:p text:style-name="P1">Formally,<text:line-break/>P = “Bryan is a grad student”<text:line-break/>Q = “if X is a grad student, then X is overworked”<text:line-break/><text:span text:style-name="T1">Modus Ponens:</text:span><text:span text:style-name="T2"><text:line-break/></text:span><text:span text:style-name="T2"> <text:s text:c="28"/>P, if P then Q</text:span><text:span text:style-name="T2"><text:line-break/></text:span><text:span text:style-name="T2"> <text:s text:c="28"/>-----------------</text:span><text:span text:style-name="T2"><text:line-break/></text:span><text:span text:style-name="T2"> <text:s text:c="35"/>Q</text:span></text:p>
              </text:list-item>
              <text:list-item>
                <text:p text:style-name="P1"><text:span text:style-name="T2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Inductive Reaso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certain by design.</text:p>
              </text:list-item>
              <text:list-item>
                <text:p>How probable is it that the conclusion is credible, given the premises?</text:p>
              </text:list-item>
              <text:list-item>
                <text:p>Requires a theory of evidence.</text:p>
                <text:list>
                  <text:list-item>
                    <text:p>Dempster-Shafer Theory</text:p>
                  </text:list-item>
                  <text:list-item>
                    <text:p>Many-valued Logics</text:p>
                  </text:list-item>
                  <text:list-item>
                    <text:p>Probability Theory + Baye’s R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Dempster-Shafer Theory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Mathematical Theory of Evidence</text:span></text:p>
              </text:list-item>
              <text:list-item>
                <text:p><text:span text:style-name="T2">Combine evidence from various sources to compute a degree of belief.</text:span></text:p>
              </text:list-item>
              <text:list-item>
                <text:p><text:span text:style-name="T2">Given a </text:span><text:span text:style-name="T1">Frame of Discernment X</text:span><text:span text:style-name="T2">, we construct a </text:span><text:span text:style-name="T1">basic belief assignment</text:span><text:span text:style-name="T2"> over the powerset of X.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999cm" svg:height="0.999cm" svg:x="13.125cm" svg:y="10.0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7.366cm" svg:height="1.557cm" svg:x="10.414cm" svg:y="15.74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5.4cm" svg:height="1.615cm" svg:x="2.032cm" svg:y="17.7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Basic Belief Assignment</text:p>
          </draw:text-box>
        </draw:frame>
        <draw:frame draw:style-name="gr2" draw:layer="layout" svg:width="6.468cm" svg:height="1.422cm" svg:x="10.296cm" svg:y="11.27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0.305cm" svg:height="45646.238cm" svg:x="11.43cm" svg:y="-45614.7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4.072cm" svg:height="1.178cm" svg:x="11.422cm" svg:y="9.3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8.25cm" svg:height="1.178cm" svg:x="9.652cm" svg:y="13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5" draw:layer="layout" svg:width="19.661cm" svg:height="2.813cm" svg:x="2.286cm" svg:y="4.572cm">
          <draw:text-box>
            <text:list text:style-name="L4">
              <text:list-item>
                <text:p text:style-name="P4"><text:span text:style-name="T3">Let X be a frame of discernment.</text:span></text:p>
              </text:list-item>
              <text:list-item>
                <text:p text:style-name="P4"><text:span text:style-name="T3">The function m is a basic belief assignment if: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Base rate func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 priori belief of an event</text:p>
              </text:list-item>
              <text:list-item>
                <text:p>Typically, for a frame of cardinality k, each element has a base rate of 1/k</text:p>
              </text:list-item>
              <text:list-item>
                <text:p>Also called <text:span text:style-name="T1">atomicity</text:span><text:span text:style-name="T2">.</text:span></text:p>
              </text:list-item>
            </text:list>
          </draw:text-box>
        </draw:frame>
        <draw:frame draw:style-name="gr2" draw:text-style-name="P3" draw:layer="layout" svg:width="6.633cm" svg:height="1.647cm" svg:x="10.447cm" svg:y="13.4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9.656cm" svg:height="1.316cm" svg:x="9.14cm" svg:y="16.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Problems with DS-Theor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Gives unintuitive results (cite Zadeh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Subjective Log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irly new form of probabilistic logic.</text:p>
              </text:list-item>
              <text:list-item>
                <text:p>Still under active development.</text:p>
              </text:list-item>
              <text:list-item>
                <text:p>Allows for reasoning under uncertainty.</text:p>
              </text:list-item>
              <text:list-item>
                <text:p>Handles belief combination in a more intuitive manne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Belief Distribu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Belief distributed over the <text:span text:style-name="T1">reduced powerset</text:span><text:span text:style-name="T2"> of a frame X.</text:span></text:p>
                <text:list>
                  <text:list-item>
                    <text:p><text:span text:style-name="T2"><text:s/>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09cm" svg:height="1.178cm" svg:x="3.556cm" svg:y="8.38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19.569cm" svg:height="1.178cm" svg:x="3.302cm" svg:y="9.9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3" draw:layer="layout" svg:width="5.892cm" svg:height="1.314cm" svg:x="10.16cm" svg:y="13.46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0.298cm" svg:height="1.212cm" svg:x="8.128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Belief Distributions (cont’d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ncertainty mass</text:p>
              </text:list-item>
            </text:list>
          </draw:text-box>
        </draw:frame>
        <draw:frame draw:style-name="gr2" draw:text-style-name="P3" draw:layer="layout" svg:width="7.653cm" svg:height="1.432cm" svg:x="9.906cm" svg:y="8.12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Opin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hree kinds of opinions in SL</text:p>
                <text:list>
                  <text:list-item>
                    <text:p><text:span text:style-name="T4">Binomial Opinions:</text:span> opinions over a binary frame of discernment. Equivalent to <text:span text:style-name="T1">beta distributions</text:span><text:span text:style-name="T2">.</text:span></text:p>
                  </text:list-item>
                  <text:list-item>
                    <text:p><text:span text:style-name="T5">Multinomial Opinions:</text:span><text:span text:style-name="T2"> opinions over N-ary frames. Generalization of binomial opinions. Equivalent to </text:span><text:span text:style-name="T1">dirichlet distributions.</text:span></text:p>
                  </text:list-item>
                  <text:list-item>
                    <text:p><text:span text:style-name="T5">Hyper Opinions:</text:span><text:span text:style-name="T2"> opinions over the powerset of a frame. Generalization of multinomial opinions. Equivalent to </text:span><text:span text:style-name="T1">Hyper-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Opinions Cont’d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Each opinion maps to a probability distribution.</text:p>
              </text:list-item>
              <text:list-item>
                <text:p>Makes opinions suitable for evidence based reasoning.</text:p>
              </text:list-item>
              <text:list-item>
                <text:p>Can update opinions using Baye’s rule when faced with new evidence.</text:p>
                <text:list>
                  <text:list-item>
                    <text:p>Prior opinion + binomial/multinomial distribution (new evidence) = Posterior opin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Binomial Opin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Given a frame <text:s text:c="9"/>, a binomial opinion is the tuple <text:s text:c="18"/>, where</text:p>
                <text:list>
                  <text:list-item>
                    <text:p>b: the belief that x is true.</text:p>
                  </text:list-item>
                  <text:list-item>
                    <text:p>d: the belief that x is false.</text:p>
                  </text:list-item>
                  <text:list-item>
                    <text:p>u: the uncertainty</text:p>
                  </text:list-item>
                  <text:list-item>
                    <text:p>a: the <text:span text:style-name="T1">base rate</text:span><text:span text:style-name="T2"> probability of x being true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2cm" svg:height="1.178cm" svg:x="10.334cm" svg:y="5.16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5.839cm" svg:height="1.178cm" svg:x="7.583cm" svg:y="6.54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7.366cm" svg:height="1.432cm" svg:x="9.398cm" svg:y="15.7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draw:layer="layout" svg:width="9.507cm" svg:height="1.564cm" svg:x="8.527cm" svg:y="17.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Multinomial Opin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Generalizes a binomial opinion to N-ary frames.</text:span></text:p>
              </text:list-item>
              <text:list-item>
                <text:p text:style-name="P6"><text:span text:style-name="T6">Tuple <text:s text:c="19"/>where</text:span></text:p>
                <text:list>
                  <text:list-item>
                    <text:p text:style-name="P6"><text:span text:style-name="T6">B is a vector of belief mass over the frame.</text:span></text:p>
                  </text:list-item>
                  <text:list-item>
                    <text:p text:style-name="P6"><text:span text:style-name="T6">U is the uncertainty</text:span></text:p>
                  </text:list-item>
                  <text:list-item>
                    <text:p text:style-name="P6"><text:span text:style-name="T6">A is the base rate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898cm" svg:height="1.27cm" svg:x="6.106cm" svg:y="6.7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7.377cm" svg:height="1.427cm" svg:x="3.291cm" svg:y="14.3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6.017cm" svg:height="1.427cm" svg:x="4.064cm" svg:y="16.5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7.383cm" svg:height="1.05cm" svg:x="15.985cm" svg:y="14.44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7.609cm" svg:height="1.081cm" svg:x="15.931cm" svg:y="16.5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Hyper Opin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urther generalizes. Belief mass assigned over the <text:span text:style-name="T2">reduced powerset</text:span></text:p>
              </text:list-item>
            </text:list>
          </draw:text-box>
        </draw:frame>
        <draw:frame draw:style-name="gr2" draw:text-style-name="P3" draw:layer="layout" svg:width="4.543cm" svg:height="1.178cm" svg:x="10.951cm" svg:y="9.4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8.015cm" svg:height="1.432cm" svg:x="9.257cm" svg:y="11.52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6.165cm" svg:height="1.432cm" svg:x="10.091cm" svg:y="13.8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esearch Objectiv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 propose to develop a Subjective Logic library that is</text:p>
                <text:list>
                  <text:list-item>
                    <text:p>Type-safe</text:p>
                  </text:list-item>
                  <text:list-item>
                    <text:p>Efficient</text:p>
                  </text:list-item>
                  <text:list-item>
                    <text:p>Compositional</text:p>
                  </text:list-item>
                  <text:list-item>
                    <text:p>General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ype Safe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Every expression has a type.</text:p>
                <text:list>
                  <text:list-item>
                    <text:p>Int x = 5;</text:p>
                  </text:list-item>
                  <text:list-item>
                    <text:p>String name = “hello”;</text:p>
                  </text:list-item>
                </text:list>
              </text:list-item>
              <text:list-item>
                <text:p>Types prevent certain kinds of invalid expressions</text:p>
                <text:list>
                  <text:list-item>
                    <text:p>??? y = x + name;</text:p>
                  </text:list-item>
                </text:list>
              </text:list-item>
              <text:list-item>
                <text:p>Type errors are caught before the program is ever “run”, so certain classes of errors are prevented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ype Safety (cont’d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n Subjective Logic, certain operators are defined over certain types:</text:p>
                <text:list>
                  <text:list-item>
                    <text:p>Addition: requires opinions to be binomial.</text:p>
                  </text:list-item>
                  <text:list-item>
                    <text:p>Multiplication: opinions must be multinomial.</text:p>
                  </text:list-item>
                </text:list>
              </text:list-item>
              <text:list-item>
                <text:p>Our library must be able to reject ill-typed SL expression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ype Safety (cont’d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 can’t catch all errors before run-time</text:p>
                <text:list>
                  <text:list-item>
                    <text:p>Addition requires opinions defined over the same frame.</text:p>
                  </text:list-item>
                </text:list>
              </text:list-item>
              <text:list-item>
                <text:p>We need to be able to report logical errors at run time also</text:p>
                <text:list>
                  <text:list-item>
                    <text:p>Perhaps some sort of “exception” type, or optional&lt;T&gt;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Efficienc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ome SL operators can be very expensive</text:p>
                <text:list>
                  <text:list-item>
                    <text:p>NxN multinomial multiplication</text:p>
                  </text:list-item>
                  <text:list-item>
                    <text:p>Anything involving hyper opinions</text:p>
                  </text:list-item>
                </text:list>
              </text:list-item>
              <text:list-item>
                <text:p>We would like to be able to memoize computations, to avoid re-computing the same values over and over...</text:p>
              </text:list-item>
              <text:list-item>
                <text:p>We may be able to parallelize some operations</text:p>
                <text:list>
                  <text:list-item>
                    <text:p>Take advantage of many cores, threads, CPUS’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Compositional Op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SL operators should compose nicely</text:p>
                <text:list>
                  <text:list-item>
                    <text:p>Given a small handful of operators, let users build arbitrarily large expressions with ease.</text:p>
                  </text:list-item>
                </text:list>
              </text:list-item>
              <text:list-item>
                <text:p>Similar to <text:span text:style-name="T1">parser-combinator</text:span> libraries</text:p>
                <text:list>
                  <text:list-item>
                    <text:p>X-Saiga (Haskell)</text:p>
                  </text:list-item>
                  <text:list-item>
                    <text:p>Parsec (Haskell)</text:p>
                  </text:list-item>
                  <text:list-item>
                    <text:p>Spirit (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neral Purpose Combinator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L operators should be usable across many different domains</text:p>
                <text:list>
                  <text:list-item>
                    <text:p>Can we construct a desktop calculator?</text:p>
                  </text:list-item>
                  <text:list-item>
                    <text:p>Can we embed them into a web service?</text:p>
                  </text:list-item>
                  <text:list-item>
                    <text:p>Can we use them to model decision-making situations?</text:p>
                  </text:list-item>
                </text:list>
              </text:list-item>
              <text:list-item>
                <text:p>We should not restrict how our library will be used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ow to achieve it al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propose to develop our system in <text:span text:style-name="T1">Haskell</text:span></text:p>
                <text:list>
                  <text:list-item>
                    <text:p><text:span text:style-name="T2">Strongly typed</text:span></text:p>
                  </text:list-item>
                  <text:list-item>
                    <text:p><text:span text:style-name="T2">Purely functional</text:span></text:p>
                  </text:list-item>
                  <text:list-item>
                    <text:p><text:span text:style-name="T2">Lazy</text:span></text:p>
                  </text:list-item>
                  <text:list-item>
                    <text:p><text:span text:style-name="T2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Haskell (cont’d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trong, static typing allows us to catch invalid expressions at compile-time.</text:p>
              </text:list-item>
              <text:list-item>
                <text:p>Functions are functions in the mathematical sense.</text:p>
                <text:list>
                  <text:list-item>
                    <text:p>Input maps to output.</text:p>
                  </text:list-item>
                </text:list>
              </text:list-item>
              <text:list-item>
                <text:p>Laziness: don’t compute what you don’t need. Provides some amount of memoization.</text:p>
              </text:list-item>
              <text:list-item>
                <text:p>General purpose means we can use it for anything. Not geared to any single domain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Mona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hematical objects from <text:span text:style-name="T1">Category Theory</text:span></text:p>
              </text:list-item>
              <text:list-item>
                <text:p>Used frequently in purely functional programming to model</text:p>
                <text:list>
                  <text:list-item>
                    <text:p>Stateful/parallel computation</text:p>
                  </text:list-item>
                  <text:list-item>
                    <text:p>Optional values</text:p>
                  </text:list-item>
                  <text:list-item>
                    <text:p>Error propag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Monads (cont’d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 generic type M&lt;T&gt; is a monad if the following operations exist</text:p>
                <text:list>
                  <text:list-item>
                    <text:p>A method to construct an M&lt;T&gt; from a T </text:p>
                    <text:list>
                      <text:list-item>
                        <text:p>(unit)</text:p>
                      </text:list-item>
                    </text:list>
                  </text:list-item>
                  <text:list-item>
                    <text:p>A method of chaining. Given a function from T to M&lt;U&gt;, apply it to the object to receive a new object of type M&lt;U&gt; </text:p>
                    <text:list>
                      <text:list-item>
                        <text:p>(bi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Examples...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rom C#: LINQ</text:p>
              </text:list-item>
              <text:list-item>
                <text:p>From Haskell: Maybe, List, IO,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Thesis Hypothesis</text:p>
          </draw:text-box>
        </draw:frame>
        <draw:frame presentation:style-name="pr2" draw:layer="layout" svg:width="25.2cm" svg:height="12.179cm" svg:x="1.4cm" svg:y="5.066cm" presentation:class="subtitle">
          <draw:text-box>
            <text:p>Can we construct a <text:span text:style-name="T1">Purely functional</text:span><text:span text:style-name="T2"> implementation of Subjective Logic using </text:span><text:span text:style-name="T1">monads</text:span><text:span text:style-name="T2">?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3-26T21:11:50.089449097</dc:date>
    <meta:editing-duration>P2DT9H9M50S</meta:editing-duration>
    <meta:editing-cycles>47</meta:editing-cycles>
    <meta:generator>LibreOffice/4.2.2.1$Linux_X86_64 LibreOffice_project/420m0$Build-1</meta:generator>
    <meta:document-statistic meta:object-count="19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over accent="true">
          <mi>a</mi>
          <mo stretchy="false">⃗</mo>
        </mover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X} vec a ( x ) = 1 </annotation>
  </semantics>
</math>
</file>

<file path=Object 13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ver accent="true">
        <mi>a</mi>
        <mo stretchy="false">⃗</mo>
      </mover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</mrow>
    <annotation encoding="StarMath 5.0">forall x in X, vec a ( x ) in [0, 1] 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over accent="true">
            <msub>
              <mi>b</mi>
              <mi>x</mi>
            </msub>
            <mo stretchy="false">⃗</mo>
          </mover>
          <mi>,</mi>
          <msub>
            <mi>u</mi>
            <mi>x</mi>
          </msub>
          <mi>,</mi>
          <mover accent="true">
            <msub>
              <mi>a</mi>
              <mi>x</mi>
            </msub>
            <mo stretchy="false">⃗</mo>
          </mover>
        </mrow>
      </mrow>
      <mo fence="true" stretchy="false">⟩</mo>
    </mrow>
    <annotation encoding="StarMath 5.0">langle vec b_x, u_x, vec a_x rangle </annotation>
  </semantics>
</math>
</file>

<file path=Object 15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i>x</mi>
              <mo stretchy="false">∈</mo>
              <mi>X</mi>
            </mrow>
          </msub>
          <mover accent="true">
            <msub>
              <mi>b</mi>
              <mi>x</mi>
            </msub>
            <mo stretchy="false">⃗</mo>
          </mover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X } vec b_x ( x ) = 1</annotation>
  </semantics>
</math>
</file>

<file path=Object 16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over accent="true">
          <msub>
            <mi>a</mi>
            <mi>x</mi>
          </msub>
          <mo stretchy="false">⃗</mo>
        </mover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vec a_x( x ) = 1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ver accent="true">
        <msub>
          <mi>b</mi>
          <mi>x</mi>
        </msub>
        <mo stretchy="false">⃗</mo>
      </mover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vec b_x ( x ) in [ 0,1 ]</annotation>
  </semantics>
</math>
</file>

<file path=Object 18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ver accent="true">
        <msub>
          <mi>a</mi>
          <mi>x</mi>
        </msub>
        <mo stretchy="false">⃗</mo>
      </mover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vec a_x( x ) in [ 0,1 ]</annotation>
  </semantics>
</math>
</file>

<file path=Object 19/content.xml><?xml version="1.0" encoding="utf-8"?>
<math xmlns="http://www.w3.org/1998/Math/MathML" display="block">
  <semantics>
    <mrow>
      <mo fence="true" stretchy="false">⟨</mo>
      <mrow>
        <mrow>
          <mover accent="true">
            <msub>
              <mi>b</mi>
              <mi>x</mi>
            </msub>
            <mo stretchy="false">⃗</mo>
          </mover>
          <mi>,</mi>
          <msub>
            <mi>u</mi>
            <mi>x</mi>
          </msub>
          <mi>,</mi>
          <mover accent="true">
            <msub>
              <mi>a</mi>
              <mi>x</mi>
            </msub>
            <mo stretchy="false">⃗</mo>
          </mover>
        </mrow>
      </mrow>
      <mo fence="true" stretchy="false">⟩</mo>
    </mrow>
    <annotation encoding="StarMath 5.0">langle vec b_x, u_x, vec a_x rangle 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row>
                <mi>x</mi>
                <mo stretchy="false">∈</mo>
                <mi>R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  <mover accent="true">
            <msub>
              <mi>b</mi>
              <mi>x</mi>
            </msub>
            <mo stretchy="false">⃗</mo>
          </mover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R(X) } vec b_x( x ) = 1</annotation>
  </semantics>
</math>
</file>

<file path=Object 21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over accent="true">
          <msub>
            <mi>a</mi>
            <mi>X</mi>
          </msub>
          <mo stretchy="false">⃗</mo>
        </mover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vec a_X( x ) = 1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over accent="true">
          <mi>b</mi>
          <mo stretchy="false">⃗</mo>
        </mover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vec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over accent="true">
        <mi>b</mi>
        <mo stretchy="false">⃗</mo>
      </mover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vec b( x ) in [ 0,1 ]</annotation>
  </semantics>
</math>
</file>

<file path=Object 26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over accent="true">
              <mi>b</mi>
              <mo stretchy="false">⃗</mo>
            </mover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vec b( x 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5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  <mi>,</mi>
      <mo stretchy="false">∀</mo>
      <mrow>
        <mi>x</mi>
        <mo stretchy="false">∈</mo>
        <msup>
          <mn>2</mn>
          <mi>X</mi>
        </msup>
      </mrow>
    </mrow>
    <annotation encoding="StarMath 5.0">m( x ) in [0, 1], forall x in 2^X 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i>x</mi>
            <mi>,</mi>
            <mi>y</mi>
            <mi>,</mi>
            <mi>z</mi>
          </mrow>
        </mrow>
        <mo fence="true" stretchy="false">}</mo>
      </mrow>
    </mrow>
    <annotation encoding="StarMath 5.0">X = lbrace x,y,z rbrace </annotation>
  </semantics>
</math>
</file>

<file path=Object 7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false">{</mo>
        <mrow>
          <mrow>
            <mi mathvariant="normal">∅</mi>
            <mi>,</mi>
            <mrow>
              <mo fence="true" stretchy="false">{</mo>
              <mrow>
                <mi>x</mi>
              </mrow>
              <mo fence="true" stretchy="false">}</mo>
            </mrow>
            <mi>,</mi>
            <mrow>
              <mo fence="true" stretchy="false">{</mo>
              <mrow>
                <mi>y</mi>
              </mrow>
              <mo fence="true" stretchy="false">}</mo>
            </mrow>
            <mi>,</mi>
            <mrow>
              <mo fence="true" stretchy="false">{</mo>
              <mrow>
                <mi>z</mi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y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}</mo>
            </mrow>
          </mrow>
        </mrow>
        <mo fence="true" stretchy="false">}</mo>
      </mrow>
    </mrow>
    <annotation encoding="StarMath 5.0">2^X = lbrace emptyset, lbrace x rbrace, lbrace y rbrace, lbrace z rbrace, lbrace x, y rbrace, lbrace x, z rbrace, lbrace y, z rbrace, lbrace x, y, z rbrace rbrace 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